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="Symmetric_20_Arrow" draw:marker-end-width="0.379cm" draw:fill="solid" fo:padding-top="0.153cm" fo:padding-bottom="2.185cm" fo:padding-left="0.276cm" fo:padding-right="0.276cm"/>
    </style:style>
    <style:style style:name="gr2" style:family="graphic" style:parent-style-name="objectwithoutfill">
      <style:graphic-properties svg:stroke-width="0.053cm" svg:stroke-color="#000000" draw:marker-start-width="0.279cm" draw:marker-end="Arrow" draw:marker-end-width="0.379cm" draw:fill="solid" draw:fill-color="#d4ea6b" fo:padding-top="0.153cm" fo:padding-bottom="2.185cm" fo:padding-left="0.276cm" fo:padding-right="0.276cm"/>
    </style:style>
    <style:style style:name="gr3" style:family="graphic" style:parent-style-name="objectwithoutfill">
      <style:graphic-properties svg:stroke-width="0.053cm" svg:stroke-color="#729fcf" draw:marker-start-width="0.279cm" draw:marker-end="Symmetric_20_Arrow" draw:marker-end-width="0.379cm" draw:fill="solid" fo:padding-top="0.153cm" fo:padding-bottom="2.185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b2b2b2" draw:textarea-horizontal-align="justify" draw:textarea-vertical-align="middle" draw:auto-grow-height="false" fo:min-height="0.968cm" fo:min-width="1.353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d4ea6b" draw:textarea-horizontal-align="justify" draw:textarea-vertical-align="middle" draw:auto-grow-height="false" fo:min-height="0.333cm" fo:min-width="0.21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ffa6a6" draw:textarea-horizontal-align="justify" draw:textarea-vertical-align="middle" draw:auto-grow-height="false" fo:min-height="0.333cm" fo:min-width="0.21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solid" draw:fill-color="#b2b2b2" draw:textarea-horizontal-align="justify" draw:textarea-vertical-align="middle" draw:auto-grow-height="false" fo:min-height="0.333cm" fo:min-width="4.147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solid" draw:fill-color="#d4ea6b" draw:textarea-horizontal-align="justify" draw:textarea-vertical-align="middle" draw:auto-grow-height="false" fo:min-height="0.333cm" fo:min-width="1.353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solid" draw:fill-color="#ffa6a6" draw:textarea-horizontal-align="justify" draw:textarea-vertical-align="middle" draw:auto-grow-height="false" fo:min-height="0.333cm" fo:min-width="0.71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solid" draw:fill-color="#b2b2b2" draw:textarea-horizontal-align="justify" draw:textarea-vertical-align="middle" draw:auto-grow-height="false" fo:min-height="0.968cm" fo:min-width="3.258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solid" draw:fill-color="#ffa6a6" draw:textarea-horizontal-align="justify" draw:textarea-vertical-align="middle" draw:auto-grow-height="false" fo:min-height="0.333cm" fo:min-width="1.353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solid" draw:fill-color="#d4ea6b" draw:textarea-horizontal-align="justify" draw:textarea-vertical-align="middle" draw:auto-grow-height="false" fo:min-height="0.333cm" fo:min-width="1.607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solid" draw:fill-color="#ffa6a6" draw:textarea-horizontal-align="justify" draw:textarea-vertical-align="middle" draw:auto-grow-height="false" fo:min-height="0.333cm" fo:min-width="1.607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solid" draw:fill-color="#b2b2b2" draw:textarea-horizontal-align="justify" draw:textarea-vertical-align="middle" draw:auto-grow-height="false" fo:min-height="0.333cm" fo:min-width="1.734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ffa6a6" draw:textarea-horizontal-align="justify" draw:textarea-vertical-align="middle" draw:auto-grow-height="false" fo:min-height="0.333cm" fo:min-width="0.21cm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d4ea6b"/>
      <style:paragraph-properties fo:text-align="center"/>
    </style:style>
    <style:style style:name="P3" style:family="paragraph">
      <style:paragraph-properties fo:text-align="start"/>
      <style:text-properties fo:font-size="18pt"/>
    </style:style>
    <style:style style:name="P4" style:family="paragraph">
      <loext:graphic-properties draw:fill="solid" draw:fill-color="#b2b2b2"/>
      <style:paragraph-properties fo:text-align="start"/>
      <style:text-properties style:font-name="Source Code Pro1" fo:font-size="18pt"/>
    </style:style>
    <style:style style:name="P5" style:family="paragraph">
      <style:paragraph-properties fo:text-align="center"/>
      <style:text-properties fo:font-size="13pt"/>
    </style:style>
    <style:style style:name="P6" style:family="paragraph">
      <loext:graphic-properties draw:fill="solid" draw:fill-color="#d4ea6b"/>
      <style:paragraph-properties fo:text-align="center"/>
      <style:text-properties style:font-name="Source Code Pro1" fo:font-size="13pt" style:font-size-asian="13pt" style:font-size-complex="13pt"/>
    </style:style>
    <style:style style:name="P7" style:family="paragraph">
      <loext:graphic-properties draw:fill="solid" draw:fill-color="#ffa6a6"/>
      <style:paragraph-properties fo:text-align="center"/>
      <style:text-properties style:font-name="Source Code Pro1" fo:font-size="13pt" style:font-size-asian="13pt" style:font-size-complex="13pt"/>
    </style:style>
    <style:style style:name="P8" style:family="paragraph">
      <loext:graphic-properties draw:fill="solid" draw:fill-color="#b2b2b2"/>
      <style:paragraph-properties fo:text-align="center"/>
      <style:text-properties style:font-name="Source Code Pro1" fo:font-size="13pt" style:font-size-asian="13pt" style:font-size-complex="13pt"/>
    </style:style>
    <style:style style:name="P9" style:family="paragraph">
      <loext:graphic-properties draw:fill-color="#ffa6a6"/>
      <style:paragraph-properties fo:text-align="center"/>
      <style:text-properties fo:font-size="13pt" style:font-size-asian="13pt" style:font-size-complex="13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12" style:family="paragraph">
      <loext:graphic-properties draw:fill="none" draw:fill-color="#ffffff"/>
    </style:style>
    <style:style style:name="T1" style:family="text">
      <style:text-properties style:font-name="Source Code Pro1"/>
    </style:style>
    <style:style style:name="T2" style:family="text">
      <style:text-properties style:font-name="Source Code Pro1" fo:font-size="13pt" style:font-size-asian="13pt" style:font-size-complex="13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style:font-name="Source Code Pro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8.366cm" svg:y1="2.945cm" svg:x2="8.366cm" svg:y2="5.804cm" draw:start-shape="id1" draw:start-glue-point="5" draw:end-shape="id2" draw:end-glue-point="4" svg:d="M8366 2945h527v2859h-527" svg:viewBox="0 0 528 2860">
          <text:p/>
        </draw:connector>
        <draw:connector draw:style-name="gr2" draw:text-style-name="P2" draw:layer="layout" draw:type="lines" svg:x1="2.905cm" svg:y1="1.517cm" svg:x2="6.08cm" svg:y2="1.517cm" draw:start-shape="id3" draw:start-glue-point="1" draw:end-shape="id4" draw:end-glue-point="3" svg:d="M2905 1517h527 2121 527" svg:viewBox="0 0 3176 1">
          <text:p/>
        </draw:connector>
        <draw:connector draw:style-name="gr3" draw:text-style-name="P1" draw:layer="layout" draw:line-skew="0.743cm" svg:x1="8.366cm" svg:y1="1.675cm" svg:x2="8.366cm" svg:y2="3.264cm" draw:start-shape="id5" draw:start-glue-point="5" draw:end-shape="id6" draw:end-glue-point="4" svg:d="M8366 1675h1270v1589h-1270" svg:viewBox="0 0 1271 1590">
          <text:p/>
        </draw:connector>
        <draw:connector draw:style-name="gr3" draw:text-style-name="P1" draw:layer="layout" draw:line-skew="0.489cm" svg:x1="8.366cm" svg:y1="3.58cm" svg:x2="8.366cm" svg:y2="1.994cm" draw:start-shape="id6" draw:start-glue-point="5" draw:end-shape="id7" draw:end-glue-point="4" svg:d="M8366 3580h1016v-1586h-1016" svg:viewBox="0 0 1017 1587">
          <text:p/>
        </draw:connector>
        <draw:connector draw:style-name="gr3" draw:text-style-name="P1" draw:layer="layout" draw:line-skew="0.24cm" svg:x1="8.366cm" svg:y1="2.31cm" svg:x2="8.366cm" svg:y2="3.899cm" draw:start-shape="id7" draw:start-glue-point="5" draw:end-shape="id8" draw:end-glue-point="4" svg:d="M8366 2310h767v1589h-767" svg:viewBox="0 0 768 1590">
          <text:p/>
        </draw:connector>
        <draw:custom-shape draw:style-name="gr4" draw:text-style-name="P4" draw:layer="layout" svg:width="1.905cm" svg:height="1.27cm" svg:x="1cm" svg:y="1.2cm">
          <text:p text:style-name="P3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762cm" svg:height="0.635cm" svg:x="2.143cm" svg:y="1.835cm">
          <text:p text:style-name="P5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3" draw:id="id3" draw:layer="layout" svg:width="0.762cm" svg:height="0.635cm" svg:x="2.143cm" svg:y="1.2cm">
          <text:p text:style-name="P5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4.699cm" svg:height="0.635cm" svg:x="3.105cm" svg:y="9.001cm">
          <text:p text:style-name="P5"><text:span text:style-name="T2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1.905cm" svg:height="0.635cm" svg:x="2.543cm" svg:y="9.001cm">
          <text:p text:style-name="P5"><text:span text:style-name="T2">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27cm" svg:height="0.635cm" svg:x="6.534cm" svg:y="9.001cm">
          <text:p text:style-name="P5"><text:span text:style-name="T2">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3.81cm" svg:height="1.27cm" svg:x="3.178cm" svg:y="7.477cm">
          <text:p text:style-name="P3"><text:span text:style-name="T1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1.905cm" svg:height="0.635cm" svg:x="5.083cm" svg:y="8.112cm">
          <text:p text:style-name="P5"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1.905cm" svg:height="0.635cm" svg:x="5.083cm" svg:y="7.477cm">
          <text:p text:style-name="P5"><text:span text:style-name="T2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3.81cm" svg:height="1.27cm" svg:x="3.178cm" svg:y="7.477cm">
          <text:p text:style-name="P3"><text:span text:style-name="T1">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2.159cm" svg:height="0.635cm" svg:x="4.829cm" svg:y="8.112cm">
          <text:p text:style-name="P5"><text:span text:style-name="T2">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2.159cm" svg:height="0.635cm" svg:x="4.829cm" svg:y="7.477cm">
          <text:p text:style-name="P5"><text:span text:style-name="T2">Poi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905cm" svg:height="1.27cm" svg:x="1cm" svg:y="2.47cm">
          <text:p text:style-name="P3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762cm" svg:height="0.635cm" svg:x="2.143cm" svg:y="3.105cm">
          <text:p text:style-name="P5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9" draw:id="id9" draw:layer="layout" svg:width="0.762cm" svg:height="0.635cm" svg:x="2.143cm" svg:y="2.47cm">
          <text:p text:style-name="P5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905cm" svg:height="1.27cm" svg:x="1cm" svg:y="3.74cm">
          <text:p text:style-name="P3"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762cm" svg:height="0.635cm" svg:x="2.143cm" svg:y="4.375cm">
          <text:p text:style-name="P5"><text:span text:style-name="T2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0.762cm" svg:height="0.635cm" svg:x="2.143cm" svg:y="3.74cm">
          <text:p text:style-name="P5"><text:span text:style-name="T2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905cm" svg:height="1.27cm" svg:x="1cm" svg:y="5.01cm">
          <text:p text:style-name="P3"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762cm" svg:height="0.635cm" svg:x="2.143cm" svg:y="5.645cm">
          <text:p text:style-name="P5"><text:span text:style-name="T2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0.762cm" svg:height="0.635cm" svg:x="2.143cm" svg:y="5.01cm">
          <text:p text:style-name="P5"><text:span text:style-name="T2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2.286cm" svg:height="0.635cm" svg:x="6.08cm" svg:y="1.2cm">
          <text:p text:style-name="P5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4" draw:id="id4" draw:layer="layout" svg:width="0.762cm" svg:height="0.635cm" svg:x="6.08cm" svg:y="1.2cm">
          <text:p text:style-name="P5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2.286cm" svg:height="0.635cm" svg:x="6.08cm" svg:y="1.835cm">
          <text:p text:style-name="P5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762cm" svg:height="0.635cm" svg:x="6.08cm" svg:y="1.835cm">
          <text:p text:style-name="P5"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2.286cm" svg:height="0.635cm" svg:x="6.08cm" svg:y="2.47cm">
          <text:p text:style-name="P5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10" draw:id="id10" draw:layer="layout" svg:width="0.762cm" svg:height="0.635cm" svg:x="6.08cm" svg:y="2.47cm">
          <text:p text:style-name="P5"><text:span text:style-name="T2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2.286cm" svg:height="0.635cm" svg:x="6.08cm" svg:y="3.105cm">
          <text:p text:style-name="P5"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762cm" svg:height="0.635cm" svg:x="6.08cm" svg:y="3.105cm">
          <text:p text:style-name="P5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2.286cm" svg:height="0.635cm" svg:x="6.08cm" svg:y="3.74cm">
          <text:p text:style-name="P5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762cm" svg:height="0.635cm" svg:x="6.08cm" svg:y="3.74cm">
          <text:p text:style-name="P5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2.286cm" svg:height="0.635cm" svg:x="6.08cm" svg:y="4.375cm">
          <text:p text:style-name="P5"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762cm" svg:height="0.635cm" svg:x="6.08cm" svg:y="4.375cm">
          <text:p text:style-name="P5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2.286cm" svg:height="0.635cm" svg:x="6.08cm" svg:y="5.01cm">
          <text:p text:style-name="P5"><text:span text:style-name="T2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762cm" svg:height="0.635cm" svg:x="6.08cm" svg:y="5.01cm">
          <text:p text:style-name="P5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2.286cm" svg:height="0.635cm" svg:x="6.08cm" svg:y="5.645cm">
          <text:p text:style-name="P5"><text:span text:style-name="T2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762cm" svg:height="0.635cm" svg:x="6.08cm" svg:y="5.645cm">
          <text:p text:style-name="P5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5" draw:id="id5" draw:layer="layout" svg:width="0.762cm" svg:height="0.635cm" svg:x="7.604cm" svg:y="1.2cm">
          <draw:glue-point draw:id="4" svg:x="5.001cm" svg:y="-2.5cm"/>
          <draw:glue-point draw:id="5" svg:x="5.001cm" svg:y="2.5cm"/>
          <text:p text:style-name="P5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7" draw:id="id7" draw:layer="layout" svg:width="0.762cm" svg:height="0.635cm" svg:x="7.604cm" svg:y="1.835cm">
          <draw:glue-point draw:id="4" svg:x="5.001cm" svg:y="-2.5cm"/>
          <draw:glue-point draw:id="5" svg:x="5.001cm" svg:y="2.5cm"/>
          <text:p text:style-name="P5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1" draw:id="id1" draw:layer="layout" svg:width="0.762cm" svg:height="0.635cm" svg:x="7.604cm" svg:y="2.47cm">
          <draw:glue-point draw:id="4" svg:x="5.001cm" svg:y="-2.5cm"/>
          <draw:glue-point draw:id="5" svg:x="5.001cm" svg:y="2.5cm"/>
          <text:p text:style-name="P5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6" draw:id="id6" draw:layer="layout" svg:width="0.762cm" svg:height="0.635cm" svg:x="7.604cm" svg:y="3.105cm">
          <draw:glue-point draw:id="4" svg:x="5.001cm" svg:y="-2.5cm"/>
          <draw:glue-point draw:id="5" svg:x="5.001cm" svg:y="2.5cm"/>
          <text:p text:style-name="P5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8" draw:id="id8" draw:layer="layout" svg:width="0.762cm" svg:height="0.635cm" svg:x="7.604cm" svg:y="3.74cm">
          <draw:glue-point draw:id="4" svg:x="5.001cm" svg:y="-2.5cm"/>
          <draw:glue-point draw:id="5" svg:x="5.001cm" svg:y="2.5cm"/>
          <text:p text:style-name="P5">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762cm" svg:height="0.635cm" svg:x="7.604cm" svg:y="4.375cm">
          <draw:glue-point draw:id="4" svg:x="5.001cm" svg:y="-2.5cm"/>
          <draw:glue-point draw:id="5" svg:x="5.001cm" svg:y="2.5cm"/>
          <text:p text:style-name="P5">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762cm" svg:height="0.635cm" svg:x="7.604cm" svg:y="5.01cm">
          <draw:glue-point draw:id="4" svg:x="5.001cm" svg:y="-2.5cm"/>
          <draw:glue-point draw:id="5" svg:x="5.001cm" svg:y="2.5cm"/>
          <text:p text:style-name="P5">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2" draw:id="id2" draw:layer="layout" svg:width="0.762cm" svg:height="0.635cm" svg:x="7.604cm" svg:y="5.645cm">
          <draw:glue-point draw:id="4" svg:x="5.001cm" svg:y="-2.5cm"/>
          <draw:glue-point draw:id="5" svg:x="5.001cm" svg:y="2.5cm"/>
          <text:p text:style-name="P5"><text:span text:style-name="T3">-1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2.905cm" svg:y1="2.787cm" svg:x2="6.08cm" svg:y2="2.787cm" draw:start-shape="id9" draw:start-glue-point="1" draw:end-shape="id10" draw:end-glue-point="3" svg:d="M2905 2787h527 2121 527" svg:viewBox="0 0 3176 1">
          <text:p/>
        </draw:connector>
        <draw:frame draw:style-name="gr16" draw:text-style-name="P11" draw:layer="layout" svg:width="5.461cm" svg:height="1.052cm" svg:x="2.57cm" svg:y="6.407cm">
          <draw:text-box>
            <text:p text:style-name="P10"><text:span text:style-name="T4">Value Legend</text:span></text:p>
          </draw:text-box>
        </draw:frame>
        <draw:frame draw:style-name="gr17" draw:text-style-name="P12" draw:layer="layout" svg:width="0.502cm" svg:height="1.187cm" svg:x="1.262cm" svg:y="0.535cm">
          <draw:text-box>
            <text:p/>
          </draw:text-box>
        </draw:frame>
        <draw:frame draw:style-name="gr16" draw:text-style-name="P11" draw:layer="layout" svg:width="4.199cm" svg:height="1.052cm" svg:x="0.119cm" svg:y="-0.009cm">
          <draw:text-box>
            <text:p text:style-name="P10"><text:span text:style-name="T4">Key Table</text:span></text:p>
          </draw:text-box>
        </draw:frame>
        <draw:frame draw:style-name="gr16" draw:text-style-name="P11" draw:layer="layout" svg:width="5.461cm" svg:height="1.052cm" svg:x="4.953cm" svg:y="-0.036cm">
          <draw:text-box>
            <text:p text:style-name="P10"><text:span text:style-name="T4">Value Table</text:span></text:p>
          </draw:text-box>
        </draw:frame>
      </draw:page>
      <draw:page draw:name="page2" draw:style-name="dp1" draw:master-page-name="Default">
        <draw:connector draw:style-name="gr1" draw:text-style-name="P1" draw:layer="layout" svg:x1="8.366cm" svg:y1="2.945cm" svg:x2="8.366cm" svg:y2="5.169cm" draw:start-shape="id11" draw:start-glue-point="5" draw:end-shape="id12" draw:end-glue-point="4" svg:d="M8366 2945h527v2224h-527" svg:viewBox="0 0 528 2225">
          <text:p/>
        </draw:connector>
        <draw:connector draw:style-name="gr2" draw:text-style-name="P2" draw:layer="layout" draw:type="lines" svg:x1="2.905cm" svg:y1="1.517cm" svg:x2="6.08cm" svg:y2="1.517cm" draw:start-shape="id13" draw:start-glue-point="1" draw:end-shape="id14" draw:end-glue-point="3" svg:d="M2905 1517h527 2121 527" svg:viewBox="0 0 3176 1">
          <text:p/>
        </draw:connector>
        <draw:connector draw:style-name="gr3" draw:text-style-name="P1" draw:layer="layout" draw:line-skew="0.743cm" svg:x1="8.366cm" svg:y1="1.675cm" svg:x2="8.366cm" svg:y2="3.264cm" draw:start-shape="id15" draw:start-glue-point="5" draw:end-shape="id16" draw:end-glue-point="4" svg:d="M8366 1675h1270v1589h-1270" svg:viewBox="0 0 1271 1590">
          <text:p/>
        </draw:connector>
        <draw:connector draw:style-name="gr3" draw:text-style-name="P1" draw:layer="layout" draw:line-skew="0.489cm" svg:x1="8.366cm" svg:y1="3.58cm" svg:x2="8.366cm" svg:y2="1.994cm" draw:start-shape="id16" draw:start-glue-point="5" draw:end-shape="id17" draw:end-glue-point="4" svg:d="M8366 3580h1016v-1586h-1016" svg:viewBox="0 0 1017 1587">
          <text:p/>
        </draw:connector>
        <draw:connector draw:style-name="gr3" draw:text-style-name="P1" draw:layer="layout" draw:line-skew="0.24cm" svg:x1="8.366cm" svg:y1="2.31cm" svg:x2="8.366cm" svg:y2="3.899cm" draw:start-shape="id17" draw:start-glue-point="5" draw:end-shape="id18" draw:end-glue-point="4" svg:d="M8366 2310h767v1589h-767" svg:viewBox="0 0 768 1590">
          <text:p/>
        </draw:connector>
        <draw:connector draw:style-name="gr1" draw:text-style-name="P1" draw:layer="layout" svg:x1="8.366cm" svg:y1="5.485cm" svg:x2="8.366cm" svg:y2="6.12cm" draw:start-shape="id12" draw:start-glue-point="5" draw:end-shape="id19" draw:end-glue-point="5" svg:d="M8366 5485h527v635h-527" svg:viewBox="0 0 528 636">
          <text:p/>
        </draw:connector>
        <draw:custom-shape draw:style-name="gr4" draw:text-style-name="P4" draw:layer="layout" svg:width="1.905cm" svg:height="1.27cm" svg:x="1cm" svg:y="1.2cm">
          <text:p text:style-name="P3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762cm" svg:height="0.635cm" svg:x="2.143cm" svg:y="1.835cm">
          <text:p text:style-name="P5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13" draw:id="id13" draw:layer="layout" svg:width="0.762cm" svg:height="0.635cm" svg:x="2.143cm" svg:y="1.2cm">
          <text:p text:style-name="P5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4.699cm" svg:height="0.635cm" svg:x="3.105cm" svg:y="9.001cm">
          <text:p text:style-name="P5"><text:span text:style-name="T2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1.905cm" svg:height="0.635cm" svg:x="2.543cm" svg:y="9.001cm">
          <text:p text:style-name="P5"><text:span text:style-name="T2">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27cm" svg:height="0.635cm" svg:x="6.534cm" svg:y="9.001cm">
          <text:p text:style-name="P5"><text:span text:style-name="T2">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3.81cm" svg:height="1.27cm" svg:x="3.178cm" svg:y="7.477cm">
          <text:p text:style-name="P3"><text:span text:style-name="T1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1.905cm" svg:height="0.635cm" svg:x="5.083cm" svg:y="8.112cm">
          <text:p text:style-name="P5"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1.905cm" svg:height="0.635cm" svg:x="5.083cm" svg:y="7.477cm">
          <text:p text:style-name="P5"><text:span text:style-name="T2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3.81cm" svg:height="1.27cm" svg:x="3.178cm" svg:y="7.477cm">
          <text:p text:style-name="P3"><text:span text:style-name="T1">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2.159cm" svg:height="0.635cm" svg:x="4.829cm" svg:y="8.112cm">
          <text:p text:style-name="P5"><text:span text:style-name="T2">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2.159cm" svg:height="0.635cm" svg:x="4.829cm" svg:y="7.477cm">
          <text:p text:style-name="P5"><text:span text:style-name="T2">Poi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905cm" svg:height="1.27cm" svg:x="1cm" svg:y="2.47cm">
          <text:p text:style-name="P3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762cm" svg:height="0.635cm" svg:x="2.143cm" svg:y="3.105cm">
          <text:p text:style-name="P5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20" draw:id="id20" draw:layer="layout" svg:width="0.762cm" svg:height="0.635cm" svg:x="2.143cm" svg:y="2.47cm">
          <text:p text:style-name="P5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905cm" svg:height="1.27cm" svg:x="1cm" svg:y="3.74cm">
          <text:p text:style-name="P3"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762cm" svg:height="0.635cm" svg:x="2.143cm" svg:y="4.375cm">
          <text:p text:style-name="P5"><text:span text:style-name="T2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0.762cm" svg:height="0.635cm" svg:x="2.143cm" svg:y="3.74cm">
          <text:p text:style-name="P5"><text:span text:style-name="T2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905cm" svg:height="1.27cm" svg:x="1cm" svg:y="5.01cm">
          <text:p text:style-name="P3"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762cm" svg:height="0.635cm" svg:x="2.143cm" svg:y="5.645cm">
          <text:p text:style-name="P5"><text:span text:style-name="T2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0.762cm" svg:height="0.635cm" svg:x="2.143cm" svg:y="5.01cm">
          <text:p text:style-name="P5"><text:span text:style-name="T2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2.286cm" svg:height="0.635cm" svg:x="6.08cm" svg:y="1.2cm">
          <text:p text:style-name="P5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14" draw:id="id14" draw:layer="layout" svg:width="0.762cm" svg:height="0.635cm" svg:x="6.08cm" svg:y="1.2cm">
          <text:p text:style-name="P5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2.286cm" svg:height="0.635cm" svg:x="6.08cm" svg:y="1.835cm">
          <text:p text:style-name="P5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762cm" svg:height="0.635cm" svg:x="6.08cm" svg:y="1.835cm">
          <text:p text:style-name="P5"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2.286cm" svg:height="0.635cm" svg:x="6.08cm" svg:y="2.47cm">
          <text:p text:style-name="P5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1" draw:id="id21" draw:layer="layout" svg:width="0.762cm" svg:height="0.635cm" svg:x="6.08cm" svg:y="2.47cm">
          <text:p text:style-name="P5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2.286cm" svg:height="0.635cm" svg:x="6.08cm" svg:y="3.105cm">
          <text:p text:style-name="P5"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762cm" svg:height="0.635cm" svg:x="6.08cm" svg:y="3.105cm">
          <text:p text:style-name="P5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2.286cm" svg:height="0.635cm" svg:x="6.08cm" svg:y="3.74cm">
          <text:p text:style-name="P5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762cm" svg:height="0.635cm" svg:x="6.08cm" svg:y="3.74cm">
          <text:p text:style-name="P5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2.286cm" svg:height="0.635cm" svg:x="6.08cm" svg:y="4.375cm">
          <text:p text:style-name="P5"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762cm" svg:height="0.635cm" svg:x="6.08cm" svg:y="4.375cm">
          <text:p text:style-name="P5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2.286cm" svg:height="0.635cm" svg:x="6.08cm" svg:y="5.01cm">
          <text:p text:style-name="P5"><text:span text:style-name="T2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762cm" svg:height="0.635cm" svg:x="6.08cm" svg:y="5.01cm">
          <text:p text:style-name="P5"><text:span text:style-name="T2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2.286cm" svg:height="0.635cm" svg:x="6.08cm" svg:y="5.645cm">
          <text:p text:style-name="P5"><text:span text:style-name="T2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762cm" svg:height="0.635cm" svg:x="6.08cm" svg:y="5.645cm">
          <text:p text:style-name="P5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15" draw:id="id15" draw:layer="layout" svg:width="0.762cm" svg:height="0.635cm" svg:x="7.604cm" svg:y="1.2cm">
          <draw:glue-point draw:id="4" svg:x="5.001cm" svg:y="-2.5cm"/>
          <draw:glue-point draw:id="5" svg:x="5.001cm" svg:y="2.5cm"/>
          <text:p text:style-name="P5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17" draw:id="id17" draw:layer="layout" svg:width="0.762cm" svg:height="0.635cm" svg:x="7.604cm" svg:y="1.835cm">
          <draw:glue-point draw:id="4" svg:x="5.001cm" svg:y="-2.5cm"/>
          <draw:glue-point draw:id="5" svg:x="5.001cm" svg:y="2.5cm"/>
          <text:p text:style-name="P5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11" draw:id="id11" draw:layer="layout" svg:width="0.762cm" svg:height="0.635cm" svg:x="7.604cm" svg:y="2.47cm">
          <draw:glue-point draw:id="4" svg:x="5.001cm" svg:y="-2.5cm"/>
          <draw:glue-point draw:id="5" svg:x="5.001cm" svg:y="2.5cm"/>
          <text:p text:style-name="P5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16" draw:id="id16" draw:layer="layout" svg:width="0.762cm" svg:height="0.635cm" svg:x="7.604cm" svg:y="3.105cm">
          <draw:glue-point draw:id="4" svg:x="5.001cm" svg:y="-2.5cm"/>
          <draw:glue-point draw:id="5" svg:x="5.001cm" svg:y="2.5cm"/>
          <text:p text:style-name="P5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18" draw:id="id18" draw:layer="layout" svg:width="0.762cm" svg:height="0.635cm" svg:x="7.604cm" svg:y="3.74cm">
          <draw:glue-point draw:id="4" svg:x="5.001cm" svg:y="-2.5cm"/>
          <draw:glue-point draw:id="5" svg:x="5.001cm" svg:y="2.5cm"/>
          <text:p text:style-name="P5">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762cm" svg:height="0.635cm" svg:x="7.604cm" svg:y="4.375cm">
          <draw:glue-point draw:id="4" svg:x="5.001cm" svg:y="-2.5cm"/>
          <draw:glue-point draw:id="5" svg:x="5.001cm" svg:y="2.5cm"/>
          <text:p text:style-name="P5">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12" draw:id="id12" draw:layer="layout" svg:width="0.762cm" svg:height="0.635cm" svg:x="7.604cm" svg:y="5.01cm">
          <draw:glue-point draw:id="4" svg:x="5.001cm" svg:y="-2.5cm"/>
          <draw:glue-point draw:id="5" svg:x="5.001cm" svg:y="2.5cm"/>
          <text:p text:style-name="P5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19" draw:id="id19" draw:layer="layout" svg:width="0.762cm" svg:height="0.635cm" svg:x="7.604cm" svg:y="5.645cm">
          <draw:glue-point draw:id="4" svg:x="5.001cm" svg:y="-2.5cm"/>
          <draw:glue-point draw:id="5" svg:x="5.001cm" svg:y="2.5cm"/>
          <text:p text:style-name="P5"><text:span text:style-name="T3">-1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2.905cm" svg:y1="2.787cm" svg:x2="6.08cm" svg:y2="2.787cm" draw:start-shape="id20" draw:start-glue-point="1" draw:end-shape="id21" draw:end-glue-point="3" svg:d="M2905 2787h527 2121 527" svg:viewBox="0 0 3176 1">
          <text:p/>
        </draw:connector>
        <draw:frame draw:style-name="gr16" draw:text-style-name="P11" draw:layer="layout" svg:width="5.461cm" svg:height="1.052cm" svg:x="2.57cm" svg:y="6.407cm">
          <draw:text-box>
            <text:p text:style-name="P10"><text:span text:style-name="T4">Value Legend</text:span></text:p>
          </draw:text-box>
        </draw:frame>
        <draw:frame draw:style-name="gr17" draw:text-style-name="P12" draw:layer="layout" svg:width="0.502cm" svg:height="1.187cm" svg:x="1.262cm" svg:y="0.535cm">
          <draw:text-box>
            <text:p/>
          </draw:text-box>
        </draw:frame>
        <draw:frame draw:style-name="gr16" draw:text-style-name="P11" draw:layer="layout" svg:width="4.199cm" svg:height="1.052cm" svg:x="0.119cm" svg:y="-0.009cm">
          <draw:text-box>
            <text:p text:style-name="P10"><text:span text:style-name="T4">Key Table</text:span></text:p>
          </draw:text-box>
        </draw:frame>
        <draw:frame draw:style-name="gr16" draw:text-style-name="P11" draw:layer="layout" svg:width="5.461cm" svg:height="1.052cm" svg:x="4.953cm" svg:y="-0.036cm">
          <draw:text-box>
            <text:p text:style-name="P10"><text:span text:style-name="T4">Value Table</text:span></text:p>
          </draw:text-box>
        </draw:frame>
      </draw:page>
      <draw:page draw:name="page3" draw:style-name="dp1" draw:master-page-name="Default">
        <draw:connector draw:style-name="gr1" draw:text-style-name="P1" draw:layer="layout" svg:x1="8.366cm" svg:y1="2.945cm" svg:x2="8.366cm" svg:y2="5.169cm" draw:start-shape="id22" draw:start-glue-point="5" draw:end-shape="id23" draw:end-glue-point="4" svg:d="M8366 2945h527v2224h-527" svg:viewBox="0 0 528 2225">
          <text:p/>
        </draw:connector>
        <draw:connector draw:style-name="gr2" draw:text-style-name="P2" draw:layer="layout" draw:type="lines" svg:x1="2.905cm" svg:y1="1.517cm" svg:x2="6.08cm" svg:y2="1.517cm" draw:start-shape="id24" draw:start-glue-point="1" draw:end-shape="id25" draw:end-glue-point="3" svg:d="M2905 1517h527 2121 527" svg:viewBox="0 0 3176 1">
          <text:p/>
        </draw:connector>
        <draw:connector draw:style-name="gr3" draw:text-style-name="P1" draw:layer="layout" draw:line-skew="0.743cm" svg:x1="8.366cm" svg:y1="1.675cm" svg:x2="8.366cm" svg:y2="3.264cm" draw:start-shape="id26" draw:start-glue-point="5" draw:end-shape="id27" draw:end-glue-point="4" svg:d="M8366 1675h1270v1589h-1270" svg:viewBox="0 0 1271 1590">
          <text:p/>
        </draw:connector>
        <draw:connector draw:style-name="gr3" draw:text-style-name="P1" draw:layer="layout" draw:line-skew="0.489cm" svg:x1="8.366cm" svg:y1="3.58cm" svg:x2="8.366cm" svg:y2="1.994cm" draw:start-shape="id27" draw:start-glue-point="5" draw:end-shape="id28" draw:end-glue-point="4" svg:d="M8366 3580h1016v-1586h-1016" svg:viewBox="0 0 1017 1587">
          <text:p/>
        </draw:connector>
        <draw:connector draw:style-name="gr3" draw:text-style-name="P1" draw:layer="layout" draw:line-skew="0.24cm" svg:x1="8.366cm" svg:y1="2.31cm" svg:x2="8.366cm" svg:y2="3.899cm" draw:start-shape="id28" draw:start-glue-point="5" draw:end-shape="id29" draw:end-glue-point="4" svg:d="M8366 2310h767v1589h-767" svg:viewBox="0 0 768 1590">
          <text:p/>
        </draw:connector>
        <draw:connector draw:style-name="gr1" draw:text-style-name="P1" draw:layer="layout" svg:x1="8.366cm" svg:y1="5.485cm" svg:x2="8.366cm" svg:y2="6.12cm" draw:start-shape="id23" draw:start-glue-point="5" draw:end-shape="id30" draw:end-glue-point="5" svg:d="M8366 5485h527v635h-527" svg:viewBox="0 0 528 636">
          <text:p/>
        </draw:connector>
        <draw:custom-shape draw:style-name="gr4" draw:text-style-name="P4" draw:layer="layout" svg:width="1.905cm" svg:height="1.27cm" svg:x="1cm" svg:y="1.2cm">
          <text:p text:style-name="P3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762cm" svg:height="0.635cm" svg:x="2.143cm" svg:y="1.835cm">
          <text:p text:style-name="P5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24" draw:id="id24" draw:layer="layout" svg:width="0.762cm" svg:height="0.635cm" svg:x="2.143cm" svg:y="1.2cm">
          <text:p text:style-name="P5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4.699cm" svg:height="0.635cm" svg:x="3.105cm" svg:y="9.001cm">
          <text:p text:style-name="P5"><text:span text:style-name="T2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1.905cm" svg:height="0.635cm" svg:x="2.543cm" svg:y="9.001cm">
          <text:p text:style-name="P5"><text:span text:style-name="T2">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27cm" svg:height="0.635cm" svg:x="6.534cm" svg:y="9.001cm">
          <text:p text:style-name="P5"><text:span text:style-name="T2">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3.81cm" svg:height="1.27cm" svg:x="3.178cm" svg:y="7.477cm">
          <text:p text:style-name="P3"><text:span text:style-name="T1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1.905cm" svg:height="0.635cm" svg:x="5.083cm" svg:y="8.112cm">
          <text:p text:style-name="P5"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1.905cm" svg:height="0.635cm" svg:x="5.083cm" svg:y="7.477cm">
          <text:p text:style-name="P5"><text:span text:style-name="T2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3.81cm" svg:height="1.27cm" svg:x="3.178cm" svg:y="7.477cm">
          <text:p text:style-name="P3"><text:span text:style-name="T1">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2.159cm" svg:height="0.635cm" svg:x="4.829cm" svg:y="8.112cm">
          <text:p text:style-name="P5"><text:span text:style-name="T2">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2.159cm" svg:height="0.635cm" svg:x="4.829cm" svg:y="7.477cm">
          <text:p text:style-name="P5"><text:span text:style-name="T2">Poi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905cm" svg:height="1.27cm" svg:x="1cm" svg:y="2.47cm">
          <text:p text:style-name="P3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762cm" svg:height="0.635cm" svg:x="2.143cm" svg:y="3.105cm">
          <text:p text:style-name="P5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31" draw:id="id31" draw:layer="layout" svg:width="0.762cm" svg:height="0.635cm" svg:x="2.143cm" svg:y="2.47cm">
          <text:p text:style-name="P5"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905cm" svg:height="1.27cm" svg:x="1cm" svg:y="3.74cm">
          <text:p text:style-name="P3"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762cm" svg:height="0.635cm" svg:x="2.143cm" svg:y="4.375cm">
          <text:p text:style-name="P5"><text:span text:style-name="T2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0.762cm" svg:height="0.635cm" svg:x="2.143cm" svg:y="3.74cm">
          <text:p text:style-name="P5"><text:span text:style-name="T2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905cm" svg:height="1.27cm" svg:x="1cm" svg:y="5.01cm">
          <text:p text:style-name="P3"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762cm" svg:height="0.635cm" svg:x="2.143cm" svg:y="5.645cm">
          <text:p text:style-name="P5"><text:span text:style-name="T2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0.762cm" svg:height="0.635cm" svg:x="2.143cm" svg:y="5.01cm">
          <text:p text:style-name="P5"><text:span text:style-name="T2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2.286cm" svg:height="0.635cm" svg:x="6.08cm" svg:y="1.2cm">
          <text:p text:style-name="P5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5" draw:id="id25" draw:layer="layout" svg:width="0.762cm" svg:height="0.635cm" svg:x="6.08cm" svg:y="1.2cm">
          <text:p text:style-name="P5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2.286cm" svg:height="0.635cm" svg:x="6.08cm" svg:y="1.835cm">
          <text:p text:style-name="P5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762cm" svg:height="0.635cm" svg:x="6.08cm" svg:y="1.835cm">
          <text:p text:style-name="P5"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2.286cm" svg:height="0.635cm" svg:x="6.08cm" svg:y="2.47cm">
          <text:p text:style-name="P5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762cm" svg:height="0.635cm" svg:x="6.08cm" svg:y="2.47cm">
          <text:p text:style-name="P5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2.286cm" svg:height="0.635cm" svg:x="6.08cm" svg:y="3.105cm">
          <text:p text:style-name="P5"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762cm" svg:height="0.635cm" svg:x="6.08cm" svg:y="3.105cm">
          <text:p text:style-name="P5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2.286cm" svg:height="0.635cm" svg:x="6.08cm" svg:y="3.74cm">
          <text:p text:style-name="P5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762cm" svg:height="0.635cm" svg:x="6.08cm" svg:y="3.74cm">
          <text:p text:style-name="P5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2.286cm" svg:height="0.635cm" svg:x="6.08cm" svg:y="4.375cm">
          <text:p text:style-name="P5"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2" draw:id="id32" draw:layer="layout" svg:width="0.762cm" svg:height="0.635cm" svg:x="6.08cm" svg:y="4.375cm">
          <text:p text:style-name="P5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2.286cm" svg:height="0.635cm" svg:x="6.08cm" svg:y="5.01cm">
          <text:p text:style-name="P5"><text:span text:style-name="T2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762cm" svg:height="0.635cm" svg:x="6.08cm" svg:y="5.01cm">
          <text:p text:style-name="P5"><text:span text:style-name="T2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2.286cm" svg:height="0.635cm" svg:x="6.08cm" svg:y="5.645cm">
          <text:p text:style-name="P5"><text:span text:style-name="T2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762cm" svg:height="0.635cm" svg:x="6.08cm" svg:y="5.645cm">
          <text:p text:style-name="P5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26" draw:id="id26" draw:layer="layout" svg:width="0.762cm" svg:height="0.635cm" svg:x="7.604cm" svg:y="1.2cm">
          <draw:glue-point draw:id="4" svg:x="5.001cm" svg:y="-2.5cm"/>
          <draw:glue-point draw:id="5" svg:x="5.001cm" svg:y="2.5cm"/>
          <text:p text:style-name="P5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28" draw:id="id28" draw:layer="layout" svg:width="0.762cm" svg:height="0.635cm" svg:x="7.604cm" svg:y="1.835cm">
          <draw:glue-point draw:id="4" svg:x="5.001cm" svg:y="-2.5cm"/>
          <draw:glue-point draw:id="5" svg:x="5.001cm" svg:y="2.5cm"/>
          <text:p text:style-name="P5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22" draw:id="id22" draw:layer="layout" svg:width="0.762cm" svg:height="0.635cm" svg:x="7.604cm" svg:y="2.47cm">
          <draw:glue-point draw:id="4" svg:x="5.001cm" svg:y="-2.5cm"/>
          <draw:glue-point draw:id="5" svg:x="5.001cm" svg:y="2.5cm"/>
          <text:p text:style-name="P5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27" draw:id="id27" draw:layer="layout" svg:width="0.762cm" svg:height="0.635cm" svg:x="7.604cm" svg:y="3.105cm">
          <draw:glue-point draw:id="4" svg:x="5.001cm" svg:y="-2.5cm"/>
          <draw:glue-point draw:id="5" svg:x="5.001cm" svg:y="2.5cm"/>
          <text:p text:style-name="P5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29" draw:id="id29" draw:layer="layout" svg:width="0.762cm" svg:height="0.635cm" svg:x="7.604cm" svg:y="3.74cm">
          <draw:glue-point draw:id="4" svg:x="5.001cm" svg:y="-2.5cm"/>
          <draw:glue-point draw:id="5" svg:x="5.001cm" svg:y="2.5cm"/>
          <text:p text:style-name="P5">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33" draw:id="id33" draw:layer="layout" svg:width="0.762cm" svg:height="0.635cm" svg:x="7.604cm" svg:y="4.375cm">
          <draw:glue-point draw:id="4" svg:x="5.001cm" svg:y="-2.5cm"/>
          <draw:glue-point draw:id="5" svg:x="5.001cm" svg:y="2.5cm"/>
          <text:p text:style-name="P5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23" draw:id="id23" draw:layer="layout" svg:width="0.762cm" svg:height="0.635cm" svg:x="7.604cm" svg:y="5.01cm">
          <draw:glue-point draw:id="4" svg:x="5.001cm" svg:y="-2.5cm"/>
          <draw:glue-point draw:id="5" svg:x="5.001cm" svg:y="2.5cm"/>
          <text:p text:style-name="P5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30" draw:id="id30" draw:layer="layout" svg:width="0.762cm" svg:height="0.635cm" svg:x="7.604cm" svg:y="5.645cm">
          <draw:glue-point draw:id="4" svg:x="5.001cm" svg:y="-2.5cm"/>
          <draw:glue-point draw:id="5" svg:x="5.001cm" svg:y="2.5cm"/>
          <text:p text:style-name="P5"><text:span text:style-name="T3">-1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draw:line-skew="0cm -0.346cm" svg:x1="2.905cm" svg:y1="2.787cm" svg:x2="6.08cm" svg:y2="4.692cm" draw:start-shape="id31" draw:start-glue-point="1" draw:end-shape="id32" draw:end-glue-point="3" svg:d="M2905 2787h527l1775 1905h873" svg:viewBox="0 0 3176 1906">
          <text:p/>
        </draw:connector>
        <draw:frame draw:style-name="gr16" draw:text-style-name="P11" draw:layer="layout" svg:width="5.461cm" svg:height="1.052cm" svg:x="2.57cm" svg:y="6.407cm">
          <draw:text-box>
            <text:p text:style-name="P10"><text:span text:style-name="T4">Value Legend</text:span></text:p>
          </draw:text-box>
        </draw:frame>
        <draw:frame draw:style-name="gr17" draw:text-style-name="P12" draw:layer="layout" svg:width="0.502cm" svg:height="1.187cm" svg:x="1.262cm" svg:y="0.535cm">
          <draw:text-box>
            <text:p/>
          </draw:text-box>
        </draw:frame>
        <draw:frame draw:style-name="gr16" draw:text-style-name="P11" draw:layer="layout" svg:width="4.199cm" svg:height="1.052cm" svg:x="0.119cm" svg:y="-0.009cm">
          <draw:text-box>
            <text:p text:style-name="P10"><text:span text:style-name="T4">Key Table</text:span></text:p>
          </draw:text-box>
        </draw:frame>
        <draw:frame draw:style-name="gr16" draw:text-style-name="P11" draw:layer="layout" svg:width="5.461cm" svg:height="1.052cm" svg:x="4.953cm" svg:y="-0.036cm">
          <draw:text-box>
            <text:p text:style-name="P10"><text:span text:style-name="T4">Value Table</text:span></text:p>
          </draw:text-box>
        </draw:frame>
        <draw:connector draw:style-name="gr1" draw:text-style-name="P1" draw:layer="layout" draw:line-skew="1.013cm" svg:x1="8.366cm" svg:y1="4.534cm" svg:x2="8.366cm" svg:y2="2.629cm" draw:start-shape="id33" draw:start-glue-point="4" draw:end-shape="id22" draw:end-glue-point="4" svg:d="M8366 4534h1540v-1905h-1540" svg:viewBox="0 0 1541 190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3465a4" draw:fill-gradient-name="Gradient_20_1" draw:fill-hatch-name="Hatching_20_1" draw:fill-image-name="Bitmap_20_1" draw:textarea-vertical-align="top" draw:auto-grow-height="true" fo:padding-top="0.127cm" fo:padding-bottom="2.159cm" text:animation-delay="P0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008cm" fo:page-height="9.8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7-15T11:55:34.175454787</meta:creation-date>
    <dc:date>2019-09-18T23:26:52.716489365</dc:date>
    <meta:editing-duration>PT7H42M54S</meta:editing-duration>
    <meta:editing-cycles>46</meta:editing-cycles>
    <meta:generator>LibreOffice/6.3.0.4$Linux_X86_64 LibreOffice_project/30$Build-4</meta:generator>
    <meta:document-statistic meta:object-count="168"/>
  </office:meta>
</office:document-meta>
</file>